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18e8a"/>
    </style:style>
    <style:style style:name="P2" style:family="paragraph" style:parent-style-name="Standard">
      <style:text-properties officeooo:paragraph-rsid="0011a8fa"/>
    </style:style>
    <style:style style:name="P3" style:family="paragraph" style:parent-style-name="Standard">
      <style:text-properties officeooo:paragraph-rsid="00132309"/>
    </style:style>
    <style:style style:name="T1" style:family="text">
      <style:text-properties officeooo:rsid="00075de4"/>
    </style:style>
    <style:style style:name="T2" style:family="text">
      <style:text-properties officeooo:rsid="000ac331"/>
    </style:style>
    <style:style style:name="T3" style:family="text">
      <style:text-properties officeooo:rsid="000d40f5"/>
    </style:style>
    <style:style style:name="T4" style:family="text">
      <style:text-properties officeooo:rsid="000db86c"/>
    </style:style>
    <style:style style:name="T5" style:family="text">
      <style:text-properties officeooo:rsid="000f731e"/>
    </style:style>
    <style:style style:name="T6" style:family="text">
      <style:text-properties officeooo:rsid="000f844e"/>
    </style:style>
    <style:style style:name="T7" style:family="text">
      <style:text-properties officeooo:rsid="000ff034"/>
    </style:style>
    <style:style style:name="T8" style:family="text">
      <style:text-properties officeooo:rsid="00108362"/>
    </style:style>
    <style:style style:name="T9" style:family="text">
      <style:text-properties officeooo:rsid="00118e8a"/>
    </style:style>
    <style:style style:name="T10" style:family="text">
      <style:text-properties officeooo:rsid="0011a8fa"/>
    </style:style>
    <style:style style:name="T11" style:family="text">
      <style:text-properties officeooo:rsid="001236fb"/>
    </style:style>
    <style:style style:name="T12" style:family="text">
      <style:text-properties officeooo:rsid="0013230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- <text:span text:style-name="T1">IPC erlaubt den Datenaustausch zwischen Prozessen</text:span></text:p>
      <text:p text:style-name="Standard"/>
      <text:p text:style-name="Standard">- <text:span text:style-name="T1">Es gibt zwei Typen von IPC</text:span></text:p>
      <text:p text:style-name="Standard">→<text:span text:style-name="T1"> Kommunikation zwischen verwandten Prozessen (Kind- und Eltern-Prozess).</text:span></text:p>
      <text:p text:style-name="Standard">→<text:span text:style-name="T1"> Kommunikation zwischen nicht verwandten Prozessen.</text:span></text:p>
      <text:p text:style-name="Standard"/>
      <text:p text:style-name="Standard">- <text:span text:style-name="T2">Mechanismen für IPC</text:span></text:p>
      <text:p text:style-name="Standard"/>
      <text:p text:style-name="Standard">→<text:span text:style-name="T2"> Pipes.</text:span></text:p>
      <text:p text:style-name="Standard"/>
      <text:p text:style-name="Standard">→<text:span text:style-name="T2"> </text:span><text:span text:style-name="T3">Named Pipes (nutzen FIFO Mechanismus)</text:span><text:span text:style-name="T2">.</text:span></text:p>
      <text:p text:style-name="Standard"><text:tab/>→<text:span text:style-name="T4"> Beschrieben in: Informatik/pipes</text:span></text:p>
      <text:p text:style-name="Standard">→<text:span text:style-name="T2"> Message Queues.</text:span></text:p>
      <text:p text:style-name="P1"><text:tab/>→<text:span text:style-name="T9"> Werden durch ein syscall erstellt.</text:span></text:p>
      <text:p text:style-name="P2"><text:tab/>→<text:span text:style-name="T9"> Werden vom Kernel verwaltet.</text:span></text:p>
      <text:p text:style-name="P3"><text:tab/>→<text:span text:style-name="T10"> Wurde eine Message gelesen, wird sie </text:span><text:span text:style-name="T11">vom Kernel </text:span><text:span text:style-name="T10">von der queue gelöscht.</text:span></text:p>
      <text:p text:style-name="P3"><text:tab/>→<text:span text:style-name="T12"> Read und write Operationen benötigen immer ein syscall.</text:span></text:p>
      <text:p text:style-name="P3"><text:tab/>→<text:span text:style-name="T12"> Schlechtere Performance aber keine race conditions.</text:span><text:tab/></text:p>
      <text:p text:style-name="Standard"/>
      <text:p text:style-name="Standard">→<text:span text:style-name="T2"> Shared Memory.</text:span></text:p>
      <text:p text:style-name="Standard"><text:tab/>→<text:span text:style-name="T5"> </text:span><text:span text:style-name="T6">Full Duplex.</text:span></text:p>
      <text:p text:style-name="Standard"><text:tab/><text:tab/>→<text:span text:style-name="T6"> Jeder Prozess kann in den bereitgestellten Speicherbereich schreiben und lesen.</text:span></text:p>
      <text:p text:style-name="Standard"><text:tab/>→<text:span text:style-name="T6"> Kernel wird nur zur Bereitstellung (allocate) und Freigabe (deallocate) des </text:span></text:p>
      <text:p text:style-name="Standard"><text:tab/><text:tab/><text:span text:style-name="T6">Speicherbereichs benötigt.</text:span></text:p>
      <text:p text:style-name="Standard"><text:tab/><text:tab/>→<text:span text:style-name="T7"> Die Prozesse müssen sich dann um den Speicherbereich kümmern.</text:span></text:p>
      <text:p text:style-name="Standard"><text:tab/><text:tab/>→<text:span text:style-name="T7"> Die Prozesse müssen sich synchronisieren.</text:span></text:p>
      <text:p text:style-name="Standard"><text:tab/><text:tab/><text:tab/>→ <text:span text:style-name="T8">Prozess_1 ließt ein Integer und will ihn Updaten, gleichzeitig ließt </text:span></text:p>
      <text:p text:style-name="Standard"><text:tab/><text:tab/><text:tab/><text:tab/><text:span text:style-name="T8">Prozess_2 den Integer und interpretiert den alten Wert, da </text:span></text:p>
      <text:p text:style-name="Standard"><text:tab/><text:tab/><text:tab/><text:tab/><text:span text:style-name="T8">Prozess_1 mit dem Update noch noch fertig ist.</text:span></text:p>
      <text:p text:style-name="Standard"><text:tab/><text:tab/><text:tab/><text:tab/>→<text:span text:style-name="T12"> Wird als race condition bezeichnet.</text:span><text:tab/><text:tab/><text:tab/><text:tab/></text:p>
      <text:p text:style-name="Standard"/>
      <text:p text:style-name="Standard">→<text:span text:style-name="T2"> Semaphores.</text:span></text:p>
      <text:p text:style-name="Standard"/>
      <text:p text:style-name="Standard">→<text:span text:style-name="T2"> Signals.</text:span></text:p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22T06:56:39.008844064</meta:creation-date>
    <meta:generator>LibreOffice/6.4.7.2$Linux_X86_64 LibreOffice_project/40$Build-2</meta:generator>
    <dc:date>2022-11-22T08:06:05.521829193</dc:date>
    <meta:editing-duration>PT49M3S</meta:editing-duration>
    <meta:editing-cycles>11</meta:editing-cycles>
    <meta:document-statistic meta:table-count="0" meta:image-count="0" meta:object-count="0" meta:page-count="1" meta:paragraph-count="27" meta:word-count="171" meta:character-count="1166" meta:non-whitespace-character-count="983"/>
  </office:meta>
</office:document-meta>
</file>